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6"/>
        <table:table-column table:style-name="co7" table:number-columns-repeated="2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Close (Touching)</text:p>
          </table:table-cell>
          <table:covered-table-cell table:number-columns-repeated="10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thing</text:p>
          </table:table-cell>
          <table:table-cell table:style-name="Default" office:value-type="string" calcext:value-type="string">
            <text:p>Dark Blue</text:p>
          </table:table-cell>
          <table:table-cell table:style-name="Default" office:value-type="string" calcext:value-type="string">
            <text:p>Light Blue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Dark Green</text:p>
          </table:table-cell>
          <table:table-cell table:style-name="Default" office:value-type="string" calcext:value-type="string">
            <text:p>Light Green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Pink</text:p>
          </table:table-cell>
          <table:table-cell table:style-name="Default" office:value-type="string" calcext:value-type="string">
            <text:p>Purple</text:p>
          </table:table-cell>
          <table:table-cell table:style-name="Default" office:value-type="string" calcext:value-type="string">
            <text:p>Oran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right</text:p>
          </table:table-cell>
          <table:table-cell table:style-name="ce3" office:value-type="string" calcext:value-type="string">
            <text:p>3672, 7274, 13191, 26114</text:p>
          </table:table-cell>
          <table:table-cell table:style-name="ce3" office:value-type="string" calcext:value-type="string">
            <text:p>4745, 10599, 23918, 41462</text:p>
          </table:table-cell>
          <table:table-cell table:style-name="ce3" office:value-type="string" calcext:value-type="string">
            <text:p>7017, 18544, 34815, 60629</text:p>
          </table:table-cell>
          <table:table-cell table:style-name="ce3" office:value-type="string" calcext:value-type="string">
            <text:p>8703, 8882, 15994, 34944</text:p>
          </table:table-cell>
          <table:table-cell table:style-name="ce3" office:value-type="string" calcext:value-type="string">
            <text:p>5791, 12949, 17138, 36852</text:p>
          </table:table-cell>
          <table:table-cell table:style-name="ce3" office:value-type="string" calcext:value-type="string">
            <text:p>8612, 15906, 19914, 44999</text:p>
          </table:table-cell>
          <table:table-cell table:style-name="ce3" office:value-type="string" calcext:value-type="string">
            <text:p>11368 16066, 19106, 46274</text:p>
          </table:table-cell>
          <table:table-cell table:style-name="ce3" office:value-type="string" calcext:value-type="string">
            <text:p>8241, 9159, 18107, 36285</text:p>
          </table:table-cell>
          <table:table-cell table:style-name="ce3" office:value-type="string" calcext:value-type="string">
            <text:p>6671, 10694, 23296, 42008</text:p>
          </table:table-cell>
          <table:table-cell table:style-name="ce3" office:value-type="string" calcext:value-type="string">
            <text:p>10755, 10907, 16790, 3924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rk</text:p>
          </table:table-cell>
          <table:table-cell table:style-name="ce3" office:value-type="string" calcext:value-type="string">
            <text:p>3559 7076, 13018, 25747</text:p>
          </table:table-cell>
          <table:table-cell table:style-name="ce3" office:value-type="string" calcext:value-type="string">
            <text:p>4120, 9236, 19754, 34582</text:p>
          </table:table-cell>
          <table:table-cell table:style-name="ce3"/>
          <table:table-cell table:style-name="ce3" office:value-type="string" calcext:value-type="string">
            <text:p>8701, 8660, 15561, 34135</text:p>
          </table:table-cell>
          <table:table-cell table:style-name="ce3" table:number-columns-repeated="6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Far (~1”)</text:p>
          </table:table-cell>
          <table:covered-table-cell table:number-columns-repeated="10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thing</text:p>
          </table:table-cell>
          <table:table-cell table:style-name="Default" office:value-type="string" calcext:value-type="string">
            <text:p>Dark Blue</text:p>
          </table:table-cell>
          <table:table-cell table:style-name="Default" office:value-type="string" calcext:value-type="string">
            <text:p>Light Blue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Dark Green</text:p>
          </table:table-cell>
          <table:table-cell table:style-name="Default" office:value-type="string" calcext:value-type="string">
            <text:p>Light Green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Pink</text:p>
          </table:table-cell>
          <table:table-cell table:style-name="Default" office:value-type="string" calcext:value-type="string">
            <text:p>Purple</text:p>
          </table:table-cell>
          <table:table-cell table:style-name="Default" office:value-type="string" calcext:value-type="string">
            <text:p>Oran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right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rk</text:p>
          </table:table-cell>
          <table:table-cell table:style-name="ce3" office:value-type="string" calcext:value-type="string">
            <text:p>3559 7076, 13018, 25747</text:p>
          </table:table-cell>
          <table:table-cell table:style-name="ce3" office:value-type="string" calcext:value-type="string">
            <text:p>3876, 7918, 15214, 28785</text:p>
          </table:table-cell>
          <table:table-cell table:style-name="ce3" office:value-type="string" calcext:value-type="string">
            <text:p>4440, 9411, 17103, 32365</text:p>
          </table:table-cell>
          <table:table-cell table:style-name="ce3" office:value-type="string" calcext:value-type="string">
            <text:p>4546, 7456, 13628, 27417</text:p>
          </table:table-cell>
          <table:table-cell table:style-name="ce3" office:value-type="string" calcext:value-type="string">
            <text:p>4466, 8937 14650, 29684</text:p>
          </table:table-cell>
          <table:table-cell table:style-name="ce3" office:value-type="string" calcext:value-type="string">
            <text:p>4775, 9007, 14637, 30012</text:p>
          </table:table-cell>
          <table:table-cell table:style-name="ce3" office:value-type="string" calcext:value-type="string">
            <text:p>5933, 9590, 15008, 31851</text:p>
          </table:table-cell>
          <table:table-cell table:style-name="ce3" office:value-type="string" calcext:value-type="string">
            <text:p>4687, 7652, 14276, 28367</text:p>
          </table:table-cell>
          <table:table-cell table:style-name="ce3" office:value-type="string" calcext:value-type="string">
            <text:p>4284, 7771, 14758, 28629</text:p>
          </table:table-cell>
          <table:table-cell table:style-name="ce3" office:value-type="string" calcext:value-type="string">
            <text:p>5041, 7800, 13885, 28422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 Adj</text:p>
          </table:table-cell>
          <table:table-cell table:style-name="ce4" office:value-type="string" calcext:value-type="string">
            <text:p>G Adj</text:p>
          </table:table-cell>
          <table:table-cell table:style-name="ce4" office:value-type="string" calcext:value-type="string">
            <text:p>B Adj</text:p>
          </table:table-cell>
          <table:table-cell table:style-name="ce4" office:value-type="string" calcext:value-type="string">
            <text:p>C Adj</text:p>
          </table:table-cell>
          <table:table-cell table:style-name="ce4" office:value-type="string" calcext:value-type="string">
            <text:p>Sum</text:p>
          </table:table-cell>
          <table:table-cell table:style-name="ce4" office:value-type="string" calcext:value-type="string">
            <text:p>% R</text:p>
          </table:table-cell>
          <table:table-cell table:style-name="ce4" office:value-type="string" calcext:value-type="string">
            <text:p>% G</text:p>
          </table:table-cell>
          <table:table-cell table:style-name="ce4" office:value-type="string" calcext:value-type="string">
            <text:p>% B</text:p>
          </table:table-cell>
        </table:table-row>
        <table:table-row table:style-name="ro1">
          <table:table-cell office:value-type="string" calcext:value-type="string">
            <text:p>Nothing Close</text:p>
          </table:table-cell>
          <table:table-cell office:value-type="float" office:value="3672" calcext:value-type="float">
            <text:p>3672</text:p>
          </table:table-cell>
          <table:table-cell office:value-type="float" office:value="7274" calcext:value-type="float">
            <text:p>7274</text:p>
          </table:table-cell>
          <table:table-cell office:value-type="float" office:value="13191" calcext:value-type="float">
            <text:p>13191</text:p>
          </table:table-cell>
          <table:table-cell office:value-type="float" office:value="26114" calcext:value-type="float">
            <text:p>26114</text:p>
          </table:table-cell>
          <table:table-cell table:formula="of:=[.B17]" office:value-type="float" office:value="3672" calcext:value-type="float">
            <text:p>3672</text:p>
          </table:table-cell>
          <table:table-cell table:formula="of:=[.C17]-3500" office:value-type="float" office:value="3774" calcext:value-type="float">
            <text:p>3774</text:p>
          </table:table-cell>
          <table:table-cell table:formula="of:=[.D17]-9500" office:value-type="float" office:value="3691" calcext:value-type="float">
            <text:p>3691</text:p>
          </table:table-cell>
          <table:table-cell table:formula="of:=[.E17]" office:value-type="float" office:value="26114" calcext:value-type="float">
            <text:p>26114</text:p>
          </table:table-cell>
          <table:table-cell table:formula="of:=SUM([.F17:.I17])" office:value-type="float" office:value="37251" calcext:value-type="float">
            <text:p>37251</text:p>
          </table:table-cell>
          <table:table-cell table:formula="of:=[.F17]/SUM([.F17:.H17])*100" office:value-type="float" office:value="32.9711771572237" calcext:value-type="float">
            <text:p>33.0</text:p>
          </table:table-cell>
          <table:table-cell table:formula="of:=[.G17]/SUM([.F17:.H17])*100" office:value-type="float" office:value="33.8870431893688" calcext:value-type="float">
            <text:p>33.9</text:p>
          </table:table-cell>
          <table:table-cell table:formula="of:=[.H17]/SUM([.F17:.H17])*100" office:value-type="float" office:value="33.1417796534076" calcext:value-type="float">
            <text:p>33.1</text:p>
          </table:table-cell>
        </table:table-row>
        <table:table-row table:style-name="ro1">
          <table:table-cell office:value-type="string" calcext:value-type="string">
            <text:p>Nothing Far</text:p>
          </table:table-cell>
          <table:table-cell office:value-type="float" office:value="3559" calcext:value-type="float">
            <text:p>3559</text:p>
          </table:table-cell>
          <table:table-cell office:value-type="float" office:value="7076" calcext:value-type="float">
            <text:p>7076</text:p>
          </table:table-cell>
          <table:table-cell office:value-type="float" office:value="13018" calcext:value-type="float">
            <text:p>13018</text:p>
          </table:table-cell>
          <table:table-cell office:value-type="float" office:value="25747" calcext:value-type="float">
            <text:p>25747</text:p>
          </table:table-cell>
          <table:table-cell table:formula="of:=[.B18]" office:value-type="float" office:value="3559" calcext:value-type="float">
            <text:p>3559</text:p>
          </table:table-cell>
          <table:table-cell table:formula="of:=[.C18]-3500" office:value-type="float" office:value="3576" calcext:value-type="float">
            <text:p>3576</text:p>
          </table:table-cell>
          <table:table-cell table:formula="of:=[.D18]-9500" office:value-type="float" office:value="3518" calcext:value-type="float">
            <text:p>3518</text:p>
          </table:table-cell>
          <table:table-cell table:formula="of:=[.E18]" office:value-type="float" office:value="25747" calcext:value-type="float">
            <text:p>25747</text:p>
          </table:table-cell>
          <table:table-cell table:formula="of:=SUM([.F18:.I18])" office:value-type="float" office:value="36400" calcext:value-type="float">
            <text:p>36400</text:p>
          </table:table-cell>
          <table:table-cell table:formula="of:=[.F18]/SUM([.F18:.H18])*100" office:value-type="float" office:value="33.4084295503614" calcext:value-type="float">
            <text:p>33.4</text:p>
          </table:table-cell>
          <table:table-cell table:formula="of:=[.G18]/SUM([.F18:.H18])*100" office:value-type="float" office:value="33.568009011546" calcext:value-type="float">
            <text:p>33.6</text:p>
          </table:table-cell>
          <table:table-cell table:formula="of:=[.H18]/SUM([.F18:.H18])*100" office:value-type="float" office:value="33.0235614380926" calcext:value-type="float">
            <text:p>33.0</text:p>
          </table:table-cell>
        </table:table-row>
        <table:table-row table:style-name="ro1">
          <table:table-cell office:value-type="string" calcext:value-type="string">
            <text:p>Dark Blue Close</text:p>
          </table:table-cell>
          <table:table-cell office:value-type="float" office:value="4745" calcext:value-type="float">
            <text:p>4745</text:p>
          </table:table-cell>
          <table:table-cell office:value-type="float" office:value="10599" calcext:value-type="float">
            <text:p>10599</text:p>
          </table:table-cell>
          <table:table-cell office:value-type="float" office:value="23918" calcext:value-type="float">
            <text:p>23918</text:p>
          </table:table-cell>
          <table:table-cell office:value-type="float" office:value="41462" calcext:value-type="float">
            <text:p>41462</text:p>
          </table:table-cell>
          <table:table-cell table:formula="of:=[.B19]" office:value-type="float" office:value="4745" calcext:value-type="float">
            <text:p>4745</text:p>
          </table:table-cell>
          <table:table-cell table:formula="of:=[.C19]-3500" office:value-type="float" office:value="7099" calcext:value-type="float">
            <text:p>7099</text:p>
          </table:table-cell>
          <table:table-cell table:formula="of:=[.D19]-9500" office:value-type="float" office:value="14418" calcext:value-type="float">
            <text:p>14418</text:p>
          </table:table-cell>
          <table:table-cell table:formula="of:=[.E19]" office:value-type="float" office:value="41462" calcext:value-type="float">
            <text:p>41462</text:p>
          </table:table-cell>
          <table:table-cell table:formula="of:=SUM([.F19:.I19])" office:value-type="float" office:value="67724" calcext:value-type="float">
            <text:p>67724</text:p>
          </table:table-cell>
          <table:table-cell table:formula="of:=[.F19]/SUM([.F19:.H19])*100" office:value-type="float" office:value="18.0679308506587" calcext:value-type="float">
            <text:p>18.1</text:p>
          </table:table-cell>
          <table:table-cell table:formula="of:=[.G19]/SUM([.F19:.H19])*100" office:value-type="float" office:value="27.0314522884776" calcext:value-type="float">
            <text:p>27.0</text:p>
          </table:table-cell>
          <table:table-cell table:formula="of:=[.H19]/SUM([.F19:.H19])*100" office:value-type="float" office:value="54.9006168608636" calcext:value-type="float">
            <text:p>54.9</text:p>
          </table:table-cell>
        </table:table-row>
        <table:table-row table:style-name="ro1">
          <table:table-cell office:value-type="string" calcext:value-type="string">
            <text:p>Dark Blue Far</text:p>
          </table:table-cell>
          <table:table-cell office:value-type="float" office:value="3876" calcext:value-type="float">
            <text:p>3876</text:p>
          </table:table-cell>
          <table:table-cell office:value-type="float" office:value="7918" calcext:value-type="float">
            <text:p>7918</text:p>
          </table:table-cell>
          <table:table-cell office:value-type="float" office:value="15214" calcext:value-type="float">
            <text:p>15214</text:p>
          </table:table-cell>
          <table:table-cell office:value-type="float" office:value="28785" calcext:value-type="float">
            <text:p>28785</text:p>
          </table:table-cell>
          <table:table-cell table:formula="of:=[.B20]" office:value-type="float" office:value="3876" calcext:value-type="float">
            <text:p>3876</text:p>
          </table:table-cell>
          <table:table-cell table:formula="of:=[.C20]-3500" office:value-type="float" office:value="4418" calcext:value-type="float">
            <text:p>4418</text:p>
          </table:table-cell>
          <table:table-cell table:formula="of:=[.D20]-9500" office:value-type="float" office:value="5714" calcext:value-type="float">
            <text:p>5714</text:p>
          </table:table-cell>
          <table:table-cell table:formula="of:=[.E20]" office:value-type="float" office:value="28785" calcext:value-type="float">
            <text:p>28785</text:p>
          </table:table-cell>
          <table:table-cell table:formula="of:=SUM([.F20:.I20])" office:value-type="float" office:value="42793" calcext:value-type="float">
            <text:p>42793</text:p>
          </table:table-cell>
          <table:table-cell table:formula="of:=[.F20]/SUM([.F20:.H20])*100" office:value-type="float" office:value="27.6699029126214" calcext:value-type="float">
            <text:p>27.7</text:p>
          </table:table-cell>
          <table:table-cell table:formula="of:=[.G20]/SUM([.F20:.H20])*100" office:value-type="float" office:value="31.53912050257" calcext:value-type="float">
            <text:p>31.5</text:p>
          </table:table-cell>
          <table:table-cell table:formula="of:=[.H20]/SUM([.F20:.H20])*100" office:value-type="float" office:value="40.7909765848087" calcext:value-type="float">
            <text:p>40.8</text:p>
          </table:table-cell>
        </table:table-row>
        <table:table-row table:style-name="ro1">
          <table:table-cell office:value-type="string" calcext:value-type="string">
            <text:p>Light Blue Close</text:p>
          </table:table-cell>
          <table:table-cell office:value-type="float" office:value="7017" calcext:value-type="float">
            <text:p>7017</text:p>
          </table:table-cell>
          <table:table-cell office:value-type="float" office:value="18544" calcext:value-type="float">
            <text:p>18544</text:p>
          </table:table-cell>
          <table:table-cell office:value-type="float" office:value="34815" calcext:value-type="float">
            <text:p>34815</text:p>
          </table:table-cell>
          <table:table-cell office:value-type="float" office:value="60629" calcext:value-type="float">
            <text:p>60629</text:p>
          </table:table-cell>
          <table:table-cell table:formula="of:=[.B21]" office:value-type="float" office:value="7017" calcext:value-type="float">
            <text:p>7017</text:p>
          </table:table-cell>
          <table:table-cell table:formula="of:=[.C21]-3500" office:value-type="float" office:value="15044" calcext:value-type="float">
            <text:p>15044</text:p>
          </table:table-cell>
          <table:table-cell table:formula="of:=[.D21]-9500" office:value-type="float" office:value="25315" calcext:value-type="float">
            <text:p>25315</text:p>
          </table:table-cell>
          <table:table-cell table:formula="of:=[.E21]" office:value-type="float" office:value="60629" calcext:value-type="float">
            <text:p>60629</text:p>
          </table:table-cell>
          <table:table-cell table:formula="of:=SUM([.F21:.I21])" office:value-type="float" office:value="108005" calcext:value-type="float">
            <text:p>108005</text:p>
          </table:table-cell>
          <table:table-cell table:formula="of:=[.F21]/SUM([.F21:.H21])*100" office:value-type="float" office:value="14.8112968591692" calcext:value-type="float">
            <text:p>14.8</text:p>
          </table:table-cell>
          <table:table-cell table:formula="of:=[.G21]/SUM([.F21:.H21])*100" office:value-type="float" office:value="31.7544748395812" calcext:value-type="float">
            <text:p>31.8</text:p>
          </table:table-cell>
          <table:table-cell table:formula="of:=[.H21]/SUM([.F21:.H21])*100" office:value-type="float" office:value="53.4342283012496" calcext:value-type="float">
            <text:p>53.4</text:p>
          </table:table-cell>
        </table:table-row>
        <table:table-row table:style-name="ro1">
          <table:table-cell office:value-type="string" calcext:value-type="string">
            <text:p>Light Blue Far</text:p>
          </table:table-cell>
          <table:table-cell office:value-type="float" office:value="4440" calcext:value-type="float">
            <text:p>4440</text:p>
          </table:table-cell>
          <table:table-cell office:value-type="float" office:value="9411" calcext:value-type="float">
            <text:p>9411</text:p>
          </table:table-cell>
          <table:table-cell office:value-type="float" office:value="17103" calcext:value-type="float">
            <text:p>17103</text:p>
          </table:table-cell>
          <table:table-cell office:value-type="float" office:value="32365" calcext:value-type="float">
            <text:p>32365</text:p>
          </table:table-cell>
          <table:table-cell table:formula="of:=[.B22]" office:value-type="float" office:value="4440" calcext:value-type="float">
            <text:p>4440</text:p>
          </table:table-cell>
          <table:table-cell table:formula="of:=[.C22]-3500" office:value-type="float" office:value="5911" calcext:value-type="float">
            <text:p>5911</text:p>
          </table:table-cell>
          <table:table-cell table:formula="of:=[.D22]-9500" office:value-type="float" office:value="7603" calcext:value-type="float">
            <text:p>7603</text:p>
          </table:table-cell>
          <table:table-cell table:formula="of:=[.E22]" office:value-type="float" office:value="32365" calcext:value-type="float">
            <text:p>32365</text:p>
          </table:table-cell>
          <table:table-cell table:formula="of:=SUM([.F22:.I22])" office:value-type="float" office:value="50319" calcext:value-type="float">
            <text:p>50319</text:p>
          </table:table-cell>
          <table:table-cell table:formula="of:=[.F22]/SUM([.F22:.H22])*100" office:value-type="float" office:value="24.729865211095" calcext:value-type="float">
            <text:p>24.7</text:p>
          </table:table-cell>
          <table:table-cell table:formula="of:=[.G22]/SUM([.F22:.H22])*100" office:value-type="float" office:value="32.9230255096357" calcext:value-type="float">
            <text:p>32.9</text:p>
          </table:table-cell>
          <table:table-cell table:formula="of:=[.H22]/SUM([.F22:.H22])*100" office:value-type="float" office:value="42.3471092792692" calcext:value-type="float">
            <text:p>42.3</text:p>
          </table:table-cell>
        </table:table-row>
        <table:table-row table:style-name="ro1">
          <table:table-cell office:value-type="string" calcext:value-type="string">
            <text:p>Red Close</text:p>
          </table:table-cell>
          <table:table-cell office:value-type="float" office:value="8703" calcext:value-type="float">
            <text:p>8703</text:p>
          </table:table-cell>
          <table:table-cell office:value-type="float" office:value="8882" calcext:value-type="float">
            <text:p>8882</text:p>
          </table:table-cell>
          <table:table-cell office:value-type="float" office:value="15994" calcext:value-type="float">
            <text:p>15994</text:p>
          </table:table-cell>
          <table:table-cell office:value-type="float" office:value="34944" calcext:value-type="float">
            <text:p>34944</text:p>
          </table:table-cell>
          <table:table-cell table:formula="of:=[.B23]" office:value-type="float" office:value="8703" calcext:value-type="float">
            <text:p>8703</text:p>
          </table:table-cell>
          <table:table-cell table:formula="of:=[.C23]-3500" office:value-type="float" office:value="5382" calcext:value-type="float">
            <text:p>5382</text:p>
          </table:table-cell>
          <table:table-cell table:formula="of:=[.D23]-9500" office:value-type="float" office:value="6494" calcext:value-type="float">
            <text:p>6494</text:p>
          </table:table-cell>
          <table:table-cell table:formula="of:=[.E23]" office:value-type="float" office:value="34944" calcext:value-type="float">
            <text:p>34944</text:p>
          </table:table-cell>
          <table:table-cell table:formula="of:=SUM([.F23:.I23])" office:value-type="float" office:value="55523" calcext:value-type="float">
            <text:p>55523</text:p>
          </table:table-cell>
          <table:table-cell table:formula="of:=[.F23]/SUM([.F23:.H23])*100" office:value-type="float" office:value="42.2906846785558" calcext:value-type="float">
            <text:p>42.3</text:p>
          </table:table-cell>
          <table:table-cell table:formula="of:=[.G23]/SUM([.F23:.H23])*100" office:value-type="float" office:value="26.1528742893241" calcext:value-type="float">
            <text:p>26.2</text:p>
          </table:table-cell>
          <table:table-cell table:formula="of:=[.H23]/SUM([.F23:.H23])*100" office:value-type="float" office:value="31.5564410321201" calcext:value-type="float">
            <text:p>31.6</text:p>
          </table:table-cell>
        </table:table-row>
        <table:table-row table:style-name="ro1">
          <table:table-cell office:value-type="string" calcext:value-type="string">
            <text:p>Red Far</text:p>
          </table:table-cell>
          <table:table-cell office:value-type="float" office:value="4546" calcext:value-type="float">
            <text:p>4546</text:p>
          </table:table-cell>
          <table:table-cell office:value-type="float" office:value="7456" calcext:value-type="float">
            <text:p>7456</text:p>
          </table:table-cell>
          <table:table-cell office:value-type="float" office:value="13628" calcext:value-type="float">
            <text:p>13628</text:p>
          </table:table-cell>
          <table:table-cell office:value-type="float" office:value="27417" calcext:value-type="float">
            <text:p>27417</text:p>
          </table:table-cell>
          <table:table-cell table:formula="of:=[.B24]" office:value-type="float" office:value="4546" calcext:value-type="float">
            <text:p>4546</text:p>
          </table:table-cell>
          <table:table-cell table:formula="of:=[.C24]-3500" office:value-type="float" office:value="3956" calcext:value-type="float">
            <text:p>3956</text:p>
          </table:table-cell>
          <table:table-cell table:formula="of:=[.D24]-9500" office:value-type="float" office:value="4128" calcext:value-type="float">
            <text:p>4128</text:p>
          </table:table-cell>
          <table:table-cell table:formula="of:=[.E24]" office:value-type="float" office:value="27417" calcext:value-type="float">
            <text:p>27417</text:p>
          </table:table-cell>
          <table:table-cell table:formula="of:=SUM([.F24:.I24])" office:value-type="float" office:value="40047" calcext:value-type="float">
            <text:p>40047</text:p>
          </table:table-cell>
          <table:table-cell table:formula="of:=[.F24]/SUM([.F24:.H24])*100" office:value-type="float" office:value="35.993665874901" calcext:value-type="float">
            <text:p>36.0</text:p>
          </table:table-cell>
          <table:table-cell table:formula="of:=[.G24]/SUM([.F24:.H24])*100" office:value-type="float" office:value="31.3222486144101" calcext:value-type="float">
            <text:p>31.3</text:p>
          </table:table-cell>
          <table:table-cell table:formula="of:=[.H24]/SUM([.F24:.H24])*100" office:value-type="float" office:value="32.6840855106888" calcext:value-type="float">
            <text:p>32.7</text:p>
          </table:table-cell>
        </table:table-row>
        <table:table-row table:style-name="ro1">
          <table:table-cell office:value-type="string" calcext:value-type="string">
            <text:p>Dark Green Close</text:p>
          </table:table-cell>
          <table:table-cell office:value-type="float" office:value="5791" calcext:value-type="float">
            <text:p>5791</text:p>
          </table:table-cell>
          <table:table-cell office:value-type="float" office:value="12949" calcext:value-type="float">
            <text:p>12949</text:p>
          </table:table-cell>
          <table:table-cell office:value-type="float" office:value="17138" calcext:value-type="float">
            <text:p>17138</text:p>
          </table:table-cell>
          <table:table-cell office:value-type="float" office:value="36852" calcext:value-type="float">
            <text:p>36852</text:p>
          </table:table-cell>
          <table:table-cell table:formula="of:=[.B25]" office:value-type="float" office:value="5791" calcext:value-type="float">
            <text:p>5791</text:p>
          </table:table-cell>
          <table:table-cell table:formula="of:=[.C25]-3500" office:value-type="float" office:value="9449" calcext:value-type="float">
            <text:p>9449</text:p>
          </table:table-cell>
          <table:table-cell table:formula="of:=[.D25]-9500" office:value-type="float" office:value="7638" calcext:value-type="float">
            <text:p>7638</text:p>
          </table:table-cell>
          <table:table-cell table:formula="of:=[.E25]" office:value-type="float" office:value="36852" calcext:value-type="float">
            <text:p>36852</text:p>
          </table:table-cell>
          <table:table-cell table:formula="of:=SUM([.F25:.I25])" office:value-type="float" office:value="59730" calcext:value-type="float">
            <text:p>59730</text:p>
          </table:table-cell>
          <table:table-cell table:formula="of:=[.F25]/SUM([.F25:.H25])*100" office:value-type="float" office:value="25.3125273188216" calcext:value-type="float">
            <text:p>25.3</text:p>
          </table:table-cell>
          <table:table-cell table:formula="of:=[.G25]/SUM([.F25:.H25])*100" office:value-type="float" office:value="41.3016872104205" calcext:value-type="float">
            <text:p>41.3</text:p>
          </table:table-cell>
          <table:table-cell table:formula="of:=[.H25]/SUM([.F25:.H25])*100" office:value-type="float" office:value="33.3857854707579" calcext:value-type="float">
            <text:p>33.4</text:p>
          </table:table-cell>
        </table:table-row>
        <table:table-row table:style-name="ro1">
          <table:table-cell office:value-type="string" calcext:value-type="string">
            <text:p>Dark Green Far</text:p>
          </table:table-cell>
          <table:table-cell office:value-type="float" office:value="4466" calcext:value-type="float">
            <text:p>4466</text:p>
          </table:table-cell>
          <table:table-cell office:value-type="float" office:value="8937" calcext:value-type="float">
            <text:p>8937</text:p>
          </table:table-cell>
          <table:table-cell office:value-type="float" office:value="14650" calcext:value-type="float">
            <text:p>14650</text:p>
          </table:table-cell>
          <table:table-cell office:value-type="float" office:value="29684" calcext:value-type="float">
            <text:p>29684</text:p>
          </table:table-cell>
          <table:table-cell table:formula="of:=[.B26]" office:value-type="float" office:value="4466" calcext:value-type="float">
            <text:p>4466</text:p>
          </table:table-cell>
          <table:table-cell table:formula="of:=[.C26]-3500" office:value-type="float" office:value="5437" calcext:value-type="float">
            <text:p>5437</text:p>
          </table:table-cell>
          <table:table-cell table:formula="of:=[.D26]-9500" office:value-type="float" office:value="5150" calcext:value-type="float">
            <text:p>5150</text:p>
          </table:table-cell>
          <table:table-cell table:formula="of:=[.E26]" office:value-type="float" office:value="29684" calcext:value-type="float">
            <text:p>29684</text:p>
          </table:table-cell>
          <table:table-cell table:formula="of:=SUM([.F26:.I26])" office:value-type="float" office:value="44737" calcext:value-type="float">
            <text:p>44737</text:p>
          </table:table-cell>
          <table:table-cell table:formula="of:=[.F26]/SUM([.F26:.H26])*100" office:value-type="float" office:value="29.6685046170199" calcext:value-type="float">
            <text:p>29.7</text:p>
          </table:table-cell>
          <table:table-cell table:formula="of:=[.G26]/SUM([.F26:.H26])*100" office:value-type="float" office:value="36.1190460373347" calcext:value-type="float">
            <text:p>36.1</text:p>
          </table:table-cell>
          <table:table-cell table:formula="of:=[.H26]/SUM([.F26:.H26])*100" office:value-type="float" office:value="34.2124493456454" calcext:value-type="float">
            <text:p>34.2</text:p>
          </table:table-cell>
        </table:table-row>
        <table:table-row table:style-name="ro1">
          <table:table-cell office:value-type="string" calcext:value-type="string">
            <text:p>Light Green Close</text:p>
          </table:table-cell>
          <table:table-cell office:value-type="float" office:value="8612" calcext:value-type="float">
            <text:p>8612</text:p>
          </table:table-cell>
          <table:table-cell office:value-type="float" office:value="15906" calcext:value-type="float">
            <text:p>15906</text:p>
          </table:table-cell>
          <table:table-cell office:value-type="float" office:value="19914" calcext:value-type="float">
            <text:p>19914</text:p>
          </table:table-cell>
          <table:table-cell office:value-type="float" office:value="44999" calcext:value-type="float">
            <text:p>44999</text:p>
          </table:table-cell>
          <table:table-cell table:formula="of:=[.B27]" office:value-type="float" office:value="8612" calcext:value-type="float">
            <text:p>8612</text:p>
          </table:table-cell>
          <table:table-cell table:formula="of:=[.C27]-3500" office:value-type="float" office:value="12406" calcext:value-type="float">
            <text:p>12406</text:p>
          </table:table-cell>
          <table:table-cell table:formula="of:=[.D27]-9500" office:value-type="float" office:value="10414" calcext:value-type="float">
            <text:p>10414</text:p>
          </table:table-cell>
          <table:table-cell table:formula="of:=[.E27]" office:value-type="float" office:value="44999" calcext:value-type="float">
            <text:p>44999</text:p>
          </table:table-cell>
          <table:table-cell table:formula="of:=SUM([.F27:.I27])" office:value-type="float" office:value="76431" calcext:value-type="float">
            <text:p>76431</text:p>
          </table:table-cell>
          <table:table-cell table:formula="of:=[.F27]/SUM([.F27:.H27])*100" office:value-type="float" office:value="27.3988292186307" calcext:value-type="float">
            <text:p>27.4</text:p>
          </table:table-cell>
          <table:table-cell table:formula="of:=[.G27]/SUM([.F27:.H27])*100" office:value-type="float" office:value="39.469330618478" calcext:value-type="float">
            <text:p>39.5</text:p>
          </table:table-cell>
          <table:table-cell table:formula="of:=[.H27]/SUM([.F27:.H27])*100" office:value-type="float" office:value="33.1318401628913" calcext:value-type="float">
            <text:p>33.1</text:p>
          </table:table-cell>
        </table:table-row>
        <table:table-row table:style-name="ro1">
          <table:table-cell office:value-type="string" calcext:value-type="string">
            <text:p>Light Green Far</text:p>
          </table:table-cell>
          <table:table-cell office:value-type="float" office:value="4775" calcext:value-type="float">
            <text:p>4775</text:p>
          </table:table-cell>
          <table:table-cell office:value-type="float" office:value="9007" calcext:value-type="float">
            <text:p>9007</text:p>
          </table:table-cell>
          <table:table-cell office:value-type="float" office:value="14637" calcext:value-type="float">
            <text:p>14637</text:p>
          </table:table-cell>
          <table:table-cell office:value-type="float" office:value="30012" calcext:value-type="float">
            <text:p>30012</text:p>
          </table:table-cell>
          <table:table-cell table:formula="of:=[.B28]" office:value-type="float" office:value="4775" calcext:value-type="float">
            <text:p>4775</text:p>
          </table:table-cell>
          <table:table-cell table:formula="of:=[.C28]-3500" office:value-type="float" office:value="5507" calcext:value-type="float">
            <text:p>5507</text:p>
          </table:table-cell>
          <table:table-cell table:formula="of:=[.D28]-9500" office:value-type="float" office:value="5137" calcext:value-type="float">
            <text:p>5137</text:p>
          </table:table-cell>
          <table:table-cell table:formula="of:=[.E28]" office:value-type="float" office:value="30012" calcext:value-type="float">
            <text:p>30012</text:p>
          </table:table-cell>
          <table:table-cell table:formula="of:=SUM([.F28:.I28])" office:value-type="float" office:value="45431" calcext:value-type="float">
            <text:p>45431</text:p>
          </table:table-cell>
          <table:table-cell table:formula="of:=[.F28]/SUM([.F28:.H28])*100" office:value-type="float" office:value="30.9682858810558" calcext:value-type="float">
            <text:p>31.0</text:p>
          </table:table-cell>
          <table:table-cell table:formula="of:=[.G28]/SUM([.F28:.H28])*100" office:value-type="float" office:value="35.715675465335" calcext:value-type="float">
            <text:p>35.7</text:p>
          </table:table-cell>
          <table:table-cell table:formula="of:=[.H28]/SUM([.F28:.H28])*100" office:value-type="float" office:value="33.3160386536092" calcext:value-type="float">
            <text:p>33.3</text:p>
          </table:table-cell>
        </table:table-row>
        <table:table-row table:style-name="ro1">
          <table:table-cell office:value-type="string" calcext:value-type="string">
            <text:p>Yellow Close</text:p>
          </table:table-cell>
          <table:table-cell office:value-type="float" office:value="11368" calcext:value-type="float">
            <text:p>11368</text:p>
          </table:table-cell>
          <table:table-cell office:value-type="float" office:value="16066" calcext:value-type="float">
            <text:p>16066</text:p>
          </table:table-cell>
          <table:table-cell office:value-type="float" office:value="19106" calcext:value-type="float">
            <text:p>19106</text:p>
          </table:table-cell>
          <table:table-cell office:value-type="float" office:value="46274" calcext:value-type="float">
            <text:p>46274</text:p>
          </table:table-cell>
          <table:table-cell table:formula="of:=[.B29]" office:value-type="float" office:value="11368" calcext:value-type="float">
            <text:p>11368</text:p>
          </table:table-cell>
          <table:table-cell table:formula="of:=[.C29]-3500" office:value-type="float" office:value="12566" calcext:value-type="float">
            <text:p>12566</text:p>
          </table:table-cell>
          <table:table-cell table:formula="of:=[.D29]-9500" office:value-type="float" office:value="9606" calcext:value-type="float">
            <text:p>9606</text:p>
          </table:table-cell>
          <table:table-cell table:formula="of:=[.E29]" office:value-type="float" office:value="46274" calcext:value-type="float">
            <text:p>46274</text:p>
          </table:table-cell>
          <table:table-cell table:formula="of:=SUM([.F29:.I29])" office:value-type="float" office:value="79814" calcext:value-type="float">
            <text:p>79814</text:p>
          </table:table-cell>
          <table:table-cell table:formula="of:=[.F29]/SUM([.F29:.H29])*100" office:value-type="float" office:value="33.8938580799046" calcext:value-type="float">
            <text:p>33.9</text:p>
          </table:table-cell>
          <table:table-cell table:formula="of:=[.G29]/SUM([.F29:.H29])*100" office:value-type="float" office:value="37.4657125819917" calcext:value-type="float">
            <text:p>37.5</text:p>
          </table:table-cell>
          <table:table-cell table:formula="of:=[.H29]/SUM([.F29:.H29])*100" office:value-type="float" office:value="28.6404293381038" calcext:value-type="float">
            <text:p>28.6</text:p>
          </table:table-cell>
        </table:table-row>
        <table:table-row table:style-name="ro1">
          <table:table-cell office:value-type="string" calcext:value-type="string">
            <text:p>Yellow Far</text:p>
          </table:table-cell>
          <table:table-cell office:value-type="float" office:value="5933" calcext:value-type="float">
            <text:p>5933</text:p>
          </table:table-cell>
          <table:table-cell office:value-type="float" office:value="9590" calcext:value-type="float">
            <text:p>9590</text:p>
          </table:table-cell>
          <table:table-cell office:value-type="float" office:value="15008" calcext:value-type="float">
            <text:p>15008</text:p>
          </table:table-cell>
          <table:table-cell office:value-type="float" office:value="31851" calcext:value-type="float">
            <text:p>31851</text:p>
          </table:table-cell>
          <table:table-cell table:formula="of:=[.B30]" office:value-type="float" office:value="5933" calcext:value-type="float">
            <text:p>5933</text:p>
          </table:table-cell>
          <table:table-cell table:formula="of:=[.C30]-3500" office:value-type="float" office:value="6090" calcext:value-type="float">
            <text:p>6090</text:p>
          </table:table-cell>
          <table:table-cell table:formula="of:=[.D30]-9500" office:value-type="float" office:value="5508" calcext:value-type="float">
            <text:p>5508</text:p>
          </table:table-cell>
          <table:table-cell table:formula="of:=[.E30]" office:value-type="float" office:value="31851" calcext:value-type="float">
            <text:p>31851</text:p>
          </table:table-cell>
          <table:table-cell table:formula="of:=SUM([.F30:.I30])" office:value-type="float" office:value="49382" calcext:value-type="float">
            <text:p>49382</text:p>
          </table:table-cell>
          <table:table-cell table:formula="of:=[.F30]/SUM([.F30:.H30])*100" office:value-type="float" office:value="33.8429068507216" calcext:value-type="float">
            <text:p>33.8</text:p>
          </table:table-cell>
          <table:table-cell table:formula="of:=[.G30]/SUM([.F30:.H30])*100" office:value-type="float" office:value="34.7384632935942" calcext:value-type="float">
            <text:p>34.7</text:p>
          </table:table-cell>
          <table:table-cell table:formula="of:=[.H30]/SUM([.F30:.H30])*100" office:value-type="float" office:value="31.4186298556842" calcext:value-type="float">
            <text:p>31.4</text:p>
          </table:table-cell>
        </table:table-row>
        <table:table-row table:style-name="ro1">
          <table:table-cell office:value-type="string" calcext:value-type="string">
            <text:p>Pink Close</text:p>
          </table:table-cell>
          <table:table-cell office:value-type="float" office:value="8241" calcext:value-type="float">
            <text:p>8241</text:p>
          </table:table-cell>
          <table:table-cell office:value-type="float" office:value="9159" calcext:value-type="float">
            <text:p>9159</text:p>
          </table:table-cell>
          <table:table-cell office:value-type="float" office:value="18107" calcext:value-type="float">
            <text:p>18107</text:p>
          </table:table-cell>
          <table:table-cell office:value-type="float" office:value="36285" calcext:value-type="float">
            <text:p>36285</text:p>
          </table:table-cell>
          <table:table-cell table:formula="of:=[.B31]" office:value-type="float" office:value="8241" calcext:value-type="float">
            <text:p>8241</text:p>
          </table:table-cell>
          <table:table-cell table:formula="of:=[.C31]-3500" office:value-type="float" office:value="5659" calcext:value-type="float">
            <text:p>5659</text:p>
          </table:table-cell>
          <table:table-cell table:formula="of:=[.D31]-9500" office:value-type="float" office:value="8607" calcext:value-type="float">
            <text:p>8607</text:p>
          </table:table-cell>
          <table:table-cell table:formula="of:=[.E31]" office:value-type="float" office:value="36285" calcext:value-type="float">
            <text:p>36285</text:p>
          </table:table-cell>
          <table:table-cell table:formula="of:=SUM([.F31:.I31])" office:value-type="float" office:value="58792" calcext:value-type="float">
            <text:p>58792</text:p>
          </table:table-cell>
          <table:table-cell table:formula="of:=[.F31]/SUM([.F31:.H31])*100" office:value-type="float" office:value="36.6152752477007" calcext:value-type="float">
            <text:p>36.6</text:p>
          </table:table-cell>
          <table:table-cell table:formula="of:=[.G31]/SUM([.F31:.H31])*100" office:value-type="float" office:value="25.1432887546097" calcext:value-type="float">
            <text:p>25.1</text:p>
          </table:table-cell>
          <table:table-cell table:formula="of:=[.H31]/SUM([.F31:.H31])*100" office:value-type="float" office:value="38.2414359976896" calcext:value-type="float">
            <text:p>38.2</text:p>
          </table:table-cell>
        </table:table-row>
        <table:table-row table:style-name="ro1">
          <table:table-cell office:value-type="string" calcext:value-type="string">
            <text:p>Pink Far</text:p>
          </table:table-cell>
          <table:table-cell office:value-type="float" office:value="4687" calcext:value-type="float">
            <text:p>4687</text:p>
          </table:table-cell>
          <table:table-cell office:value-type="float" office:value="7652" calcext:value-type="float">
            <text:p>7652</text:p>
          </table:table-cell>
          <table:table-cell office:value-type="float" office:value="14276" calcext:value-type="float">
            <text:p>14276</text:p>
          </table:table-cell>
          <table:table-cell office:value-type="float" office:value="28367" calcext:value-type="float">
            <text:p>28367</text:p>
          </table:table-cell>
          <table:table-cell table:formula="of:=[.B32]" office:value-type="float" office:value="4687" calcext:value-type="float">
            <text:p>4687</text:p>
          </table:table-cell>
          <table:table-cell table:formula="of:=[.C32]-3500" office:value-type="float" office:value="4152" calcext:value-type="float">
            <text:p>4152</text:p>
          </table:table-cell>
          <table:table-cell table:formula="of:=[.D32]-9500" office:value-type="float" office:value="4776" calcext:value-type="float">
            <text:p>4776</text:p>
          </table:table-cell>
          <table:table-cell table:formula="of:=[.E32]" office:value-type="float" office:value="28367" calcext:value-type="float">
            <text:p>28367</text:p>
          </table:table-cell>
          <table:table-cell table:formula="of:=SUM([.F32:.I32])" office:value-type="float" office:value="41982" calcext:value-type="float">
            <text:p>41982</text:p>
          </table:table-cell>
          <table:table-cell table:formula="of:=[.F32]/SUM([.F32:.H32])*100" office:value-type="float" office:value="34.4252662504591" calcext:value-type="float">
            <text:p>34.4</text:p>
          </table:table-cell>
          <table:table-cell table:formula="of:=[.G32]/SUM([.F32:.H32])*100" office:value-type="float" office:value="30.4957767168564" calcext:value-type="float">
            <text:p>30.5</text:p>
          </table:table-cell>
          <table:table-cell table:formula="of:=[.H32]/SUM([.F32:.H32])*100" office:value-type="float" office:value="35.0789570326845" calcext:value-type="float">
            <text:p>35.1</text:p>
          </table:table-cell>
        </table:table-row>
        <table:table-row table:style-name="ro1">
          <table:table-cell office:value-type="string" calcext:value-type="string">
            <text:p>Purple Close</text:p>
          </table:table-cell>
          <table:table-cell office:value-type="float" office:value="6671" calcext:value-type="float">
            <text:p>6671</text:p>
          </table:table-cell>
          <table:table-cell office:value-type="float" office:value="10694" calcext:value-type="float">
            <text:p>10694</text:p>
          </table:table-cell>
          <table:table-cell office:value-type="float" office:value="23296" calcext:value-type="float">
            <text:p>23296</text:p>
          </table:table-cell>
          <table:table-cell office:value-type="float" office:value="42008" calcext:value-type="float">
            <text:p>42008</text:p>
          </table:table-cell>
          <table:table-cell table:formula="of:=[.B33]" office:value-type="float" office:value="6671" calcext:value-type="float">
            <text:p>6671</text:p>
          </table:table-cell>
          <table:table-cell table:formula="of:=[.C33]-3500" office:value-type="float" office:value="7194" calcext:value-type="float">
            <text:p>7194</text:p>
          </table:table-cell>
          <table:table-cell table:formula="of:=[.D33]-9500" office:value-type="float" office:value="13796" calcext:value-type="float">
            <text:p>13796</text:p>
          </table:table-cell>
          <table:table-cell table:formula="of:=[.E33]" office:value-type="float" office:value="42008" calcext:value-type="float">
            <text:p>42008</text:p>
          </table:table-cell>
          <table:table-cell table:formula="of:=SUM([.F33:.I33])" office:value-type="float" office:value="69669" calcext:value-type="float">
            <text:p>69669</text:p>
          </table:table-cell>
          <table:table-cell table:formula="of:=[.F33]/SUM([.F33:.H33])*100" office:value-type="float" office:value="24.1169878167817" calcext:value-type="float">
            <text:p>24.1</text:p>
          </table:table-cell>
          <table:table-cell table:formula="of:=[.G33]/SUM([.F33:.H33])*100" office:value-type="float" office:value="26.0077365243484" calcext:value-type="float">
            <text:p>26.0</text:p>
          </table:table-cell>
          <table:table-cell table:formula="of:=[.H33]/SUM([.F33:.H33])*100" office:value-type="float" office:value="49.8752756588699" calcext:value-type="float">
            <text:p>49.9</text:p>
          </table:table-cell>
        </table:table-row>
        <table:table-row table:style-name="ro1">
          <table:table-cell office:value-type="string" calcext:value-type="string">
            <text:p>Purple Far</text:p>
          </table:table-cell>
          <table:table-cell office:value-type="float" office:value="4284" calcext:value-type="float">
            <text:p>4284</text:p>
          </table:table-cell>
          <table:table-cell office:value-type="float" office:value="7771" calcext:value-type="float">
            <text:p>7771</text:p>
          </table:table-cell>
          <table:table-cell office:value-type="float" office:value="14758" calcext:value-type="float">
            <text:p>14758</text:p>
          </table:table-cell>
          <table:table-cell office:value-type="float" office:value="28629" calcext:value-type="float">
            <text:p>28629</text:p>
          </table:table-cell>
          <table:table-cell table:formula="of:=[.B34]" office:value-type="float" office:value="4284" calcext:value-type="float">
            <text:p>4284</text:p>
          </table:table-cell>
          <table:table-cell table:formula="of:=[.C34]-3500" office:value-type="float" office:value="4271" calcext:value-type="float">
            <text:p>4271</text:p>
          </table:table-cell>
          <table:table-cell table:formula="of:=[.D34]-9500" office:value-type="float" office:value="5258" calcext:value-type="float">
            <text:p>5258</text:p>
          </table:table-cell>
          <table:table-cell table:formula="of:=[.E34]" office:value-type="float" office:value="28629" calcext:value-type="float">
            <text:p>28629</text:p>
          </table:table-cell>
          <table:table-cell table:formula="of:=SUM([.F34:.I34])" office:value-type="float" office:value="42442" calcext:value-type="float">
            <text:p>42442</text:p>
          </table:table-cell>
          <table:table-cell table:formula="of:=[.F34]/SUM([.F34:.H34])*100" office:value-type="float" office:value="31.0142619271701" calcext:value-type="float">
            <text:p>31.0</text:p>
          </table:table-cell>
          <table:table-cell table:formula="of:=[.G34]/SUM([.F34:.H34])*100" office:value-type="float" office:value="30.9201476869616" calcext:value-type="float">
            <text:p>30.9</text:p>
          </table:table-cell>
          <table:table-cell table:formula="of:=[.H34]/SUM([.F34:.H34])*100" office:value-type="float" office:value="38.0655903858684" calcext:value-type="float">
            <text:p>38.1</text:p>
          </table:table-cell>
        </table:table-row>
        <table:table-row table:style-name="ro1">
          <table:table-cell office:value-type="string" calcext:value-type="string">
            <text:p>Orange Close</text:p>
          </table:table-cell>
          <table:table-cell office:value-type="float" office:value="10755" calcext:value-type="float">
            <text:p>10755</text:p>
          </table:table-cell>
          <table:table-cell office:value-type="float" office:value="10907" calcext:value-type="float">
            <text:p>10907</text:p>
          </table:table-cell>
          <table:table-cell office:value-type="float" office:value="16790" calcext:value-type="float">
            <text:p>16790</text:p>
          </table:table-cell>
          <table:table-cell office:value-type="float" office:value="39241" calcext:value-type="float">
            <text:p>39241</text:p>
          </table:table-cell>
          <table:table-cell table:formula="of:=[.B35]" office:value-type="float" office:value="10755" calcext:value-type="float">
            <text:p>10755</text:p>
          </table:table-cell>
          <table:table-cell table:formula="of:=[.C35]-3500" office:value-type="float" office:value="7407" calcext:value-type="float">
            <text:p>7407</text:p>
          </table:table-cell>
          <table:table-cell table:formula="of:=[.D35]-9500" office:value-type="float" office:value="7290" calcext:value-type="float">
            <text:p>7290</text:p>
          </table:table-cell>
          <table:table-cell table:formula="of:=[.E35]" office:value-type="float" office:value="39241" calcext:value-type="float">
            <text:p>39241</text:p>
          </table:table-cell>
          <table:table-cell table:formula="of:=SUM([.F35:.I35])" office:value-type="float" office:value="64693" calcext:value-type="float">
            <text:p>64693</text:p>
          </table:table-cell>
          <table:table-cell table:formula="of:=[.F35]/SUM([.F35:.H35])*100" office:value-type="float" office:value="42.2560113154173" calcext:value-type="float">
            <text:p>42.3</text:p>
          </table:table-cell>
          <table:table-cell table:formula="of:=[.G35]/SUM([.F35:.H35])*100" office:value-type="float" office:value="29.1018387553041" calcext:value-type="float">
            <text:p>29.1</text:p>
          </table:table-cell>
          <table:table-cell table:formula="of:=[.H35]/SUM([.F35:.H35])*100" office:value-type="float" office:value="28.6421499292786" calcext:value-type="float">
            <text:p>28.6</text:p>
          </table:table-cell>
        </table:table-row>
        <table:table-row table:style-name="ro1">
          <table:table-cell office:value-type="string" calcext:value-type="string">
            <text:p>Orange Far</text:p>
          </table:table-cell>
          <table:table-cell office:value-type="float" office:value="5041" calcext:value-type="float">
            <text:p>5041</text:p>
          </table:table-cell>
          <table:table-cell office:value-type="float" office:value="7800" calcext:value-type="float">
            <text:p>7800</text:p>
          </table:table-cell>
          <table:table-cell office:value-type="float" office:value="13885" calcext:value-type="float">
            <text:p>13885</text:p>
          </table:table-cell>
          <table:table-cell office:value-type="float" office:value="28422" calcext:value-type="float">
            <text:p>28422</text:p>
          </table:table-cell>
          <table:table-cell table:formula="of:=[.B36]" office:value-type="float" office:value="5041" calcext:value-type="float">
            <text:p>5041</text:p>
          </table:table-cell>
          <table:table-cell table:formula="of:=[.C36]-3500" office:value-type="float" office:value="4300" calcext:value-type="float">
            <text:p>4300</text:p>
          </table:table-cell>
          <table:table-cell table:formula="of:=[.D36]-9500" office:value-type="float" office:value="4385" calcext:value-type="float">
            <text:p>4385</text:p>
          </table:table-cell>
          <table:table-cell table:formula="of:=[.E36]" office:value-type="float" office:value="28422" calcext:value-type="float">
            <text:p>28422</text:p>
          </table:table-cell>
          <table:table-cell table:formula="of:=SUM([.F36:.I36])" office:value-type="float" office:value="42148" calcext:value-type="float">
            <text:p>42148</text:p>
          </table:table-cell>
          <table:table-cell table:formula="of:=[.F36]/SUM([.F36:.H36])*100" office:value-type="float" office:value="36.725921608626" calcext:value-type="float">
            <text:p>36.7</text:p>
          </table:table-cell>
          <table:table-cell table:formula="of:=[.G36]/SUM([.F36:.H36])*100" office:value-type="float" office:value="31.3274078391374" calcext:value-type="float">
            <text:p>31.3</text:p>
          </table:table-cell>
          <table:table-cell table:formula="of:=[.H36]/SUM([.F36:.H36])*100" office:value-type="float" office:value="31.9466705522366" calcext:value-type="float">
            <text:p>3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7T11:37:54.860111957</meta:creation-date>
    <dc:date>2019-12-27T14:18:36.503955785</dc:date>
    <meta:editing-duration>PT1H18M29S</meta:editing-duration>
    <meta:editing-cycles>3</meta:editing-cycles>
    <meta:generator>LibreOffice/6.3.2.2$Linux_X86_64 LibreOffice_project/30$Build-2</meta:generator>
    <meta:document-statistic meta:table-count="1" meta:cell-count="323" meta:object-count="0"/>
  </office:meta>
</office:document-meta>
</file>